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8000002AE84689D41.png" manifest:media-type="image/png"/>
  <manifest:file-entry manifest:full-path="Pictures/100002010000008200000082346FAA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tellysbilde-notes">
      <style:graphic-properties draw:fill-color="#ffffff" fo:min-height="12.572cm"/>
    </style:style>
    <style:style style:name="pr4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tel_20_og_20_innhold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frame draw:name="Tittel 1" presentation:style-name="pr1" draw:text-style-name="P2" draw:layer="layout" svg:width="21.589cm" svg:height="4.082cm" svg:x="1.905cm" svg:y="5.307cm" presentation:class="title" presentation:user-transformed="true">
          <draw:text-box>
            <text:p text:style-name="P1"><text:span text:style-name="T1">INF-3201 – MPI performance analysis</text:span></text:p>
          </draw:text-box>
        </draw:frame>
        <draw:frame draw:name="Undertittel 2" presentation:style-name="pr2" draw:text-style-name="P4" draw:layer="layout" svg:width="21.565cm" svg:height="4.867cm" svg:x="1.929cm" svg:y="10.184cm" presentation:class="subtitle" presentation:user-transformed="true">
          <draw:text-box>
            <text:p text:style-name="P3"><text:span text:style-name="T2">Edvard Pedersen</text:span></text:p>
            <text:p text:style-name="P3"><text:span text:style-name="T2">Edvard.Pedersen@uit.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 outline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Performance analysis approaches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Instrumenting code</text:span></text:p>
                <text:list>
                  <text:list-item>
                    <text:p text:style-name="P7"><text:span text:style-name="T4">Add code at different parts to measure how long the code takes to execute</text:span></text:p>
                  </text:list-item>
                </text:list>
              </text:list-item>
              <text:list-item>
                <text:p text:style-name="P6"><text:span text:style-name="T4">Profiling</text:span></text:p>
                <text:list>
                  <text:list-item>
                    <text:p text:style-name="P7"><text:span text:style-name="T4">Sample what code is running at intervals</text:span></text:p>
                  </text:list-item>
                </text:list>
              </text:list-item>
              <text:list-item>
                <text:p text:style-name="P6"><text:span text:style-name="T4">Tracing</text:span></text:p>
                <text:list>
                  <text:list-item>
                    <text:p text:style-name="P7"><text:span text:style-name="T4">Get a timeline view of code executing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Instrumenting code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Implement timing code to find out how long different stages of the application takes to run</text:span></text:p>
              </text:list-item>
              <text:list-item>
                <text:p text:style-name="P6"><text:span text:style-name="T4">Already implemented in the code you have been given</text:span></text:p>
              </text:list-item>
              <text:list-item>
                <text:p text:style-name="P6"><text:span text:style-name="T4">However, to get detailed data, a lot of instrumentation calls have to be inserted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Profiling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Inspect the execution e.g. 100 times/second, see which code is being executed at that time</text:span></text:p>
              </text:list-item>
              <text:list-item>
                <text:p text:style-name="P6"><text:span text:style-name="T4">Gives a view of where time is spent</text:span></text:p>
              </text:list-item>
              <text:list-item>
                <text:p text:style-name="P6"><text:span text:style-name="T4">Can (possibly) give an overview of execution, usually with some caveats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Tracing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Record entry and exit times for function calls (usually automatically)</text:span></text:p>
              </text:list-item>
              <text:list-item>
                <text:p text:style-name="P6"><text:span text:style-name="T4">Gives an extremely detailed timeline view of the program execution</text:span></text:p>
              </text:list-item>
              <text:list-item>
                <text:p text:style-name="P6"><text:span text:style-name="T4">Potentially huge performance hit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What is the difficult part?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None of these things look the same across all threads/nodes</text:span></text:p>
                <text:list>
                  <text:list-item>
                    <text:p text:style-name="P7"><text:span text:style-name="T4">What is true on compute-3-2 is not always true on compute-5-1</text:span></text:p>
                  </text:list-item>
                </text:list>
              </text:list-item>
              <text:list-item>
                <text:p text:style-name="P7"><text:span text:style-name="T4">What happens in one thread has an effect on what happens in the others</text:span></text:p>
                <text:list>
                  <text:list-item>
                    <text:p text:style-name="P7"><text:span text:style-name="T4">Speedup of 1000x in one thread may only lead to a 1.05x speedup of the program</text:span></text:p>
                  </text:list-item>
                </text:list>
              </text:list-item>
              <text:list-item>
                <text:p text:style-name="P7"><text:span text:style-name="T4">Getting an overview of the execution across many threads and nodes can be difficult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What can we do?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What the run.sh script does:</text:span></text:p>
                <text:list>
                  <text:list-item>
                    <text:p text:style-name="P7"><text:span text:style-name="T4">Profiling with gprof/gperf done per-node</text:span></text:p>
                  </text:list-item>
                  <text:list-item>
                    <text:p text:style-name="P7"><text:span text:style-name="T4">Collect tracing data with OpenMPI's tracing support</text:span></text:p>
                  </text:list-item>
                </text:list>
              </text:list-item>
              <text:list-item>
                <text:p text:style-name="P7"><text:span text:style-name="T4">Gprof output is by default aggregated, and doesn't include MPI calls (no symbol information in the OpenMPI installation)</text:span></text:p>
                <text:list>
                  <text:list-item>
                    <text:p text:style-name="P7"><text:span text:style-name="T4">Less useful for profiling the MPI part of the program</text:span></text:p>
                  </text:list-item>
                  <text:list-item>
                    <text:p text:style-name="P7"><text:span text:style-name="T4">Gperf includes the MPI calls, if you want to examine it all in detail</text:span></text:p>
                  </text:list-item>
                </text:list>
              </text:list-item>
              <text:list-item>
                <text:p text:style-name="P7"><text:span text:style-name="T4">The run.sh script creates a summary of the tracing data, but it should be visualized in a real trace visualizer</text:span></text:p>
                <text:list>
                  <text:list-item>
                    <text:p text:style-name="P7"><text:span text:style-name="T4">Ravel is installed on the cluster</text:span></text:p>
                  </text:list-item>
                  <text:list-item>
                    <text:p text:style-name="P7"><text:span text:style-name="T4">Can also use Vampir (vampir.eu) on your own machine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How to interpret the data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Gprof</text:span></text:p>
              </text:list-item>
              <text:list-item>
                <text:p text:style-name="P6"><text:span text:style-name="T4">Gperf</text:span></text:p>
              </text:list-item>
              <text:list-item>
                <text:p text:style-name="P6"><text:span text:style-name="T4">Otfprofile</text:span></text:p>
              </text:list-item>
              <text:list-item>
                <text:p text:style-name="P6"><text:span text:style-name="T4">Ravel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How to use ravel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Add «source /share/apps/etc/uvrocks-env» to ~/.bashrc on uvrocks</text:span></text:p>
              </text:list-item>
              <text:list-item>
                <text:p text:style-name="P6"><text:span text:style-name="T4">SSH tunnel from localhost:something to uvrocks.cs.uit.no:(5900 + display number)</text:span></text:p>
              </text:list-item>
              <text:list-item>
                <text:p text:style-name="P6"><text:span text:style-name="T4">Start VNC server on uvrocks on the chosen display</text:span></text:p>
              </text:list-item>
              <text:list-item>
                <text:p text:style-name="P6"><text:span text:style-name="T4">Connect to localhost:something with a VNC viewer locally</text:span></text:p>
              </text:list-item>
              <text:list-item>
                <text:p text:style-name="P6"><text:span text:style-name="T4">Start Ravel</text:span></text:p>
              </text:list-item>
              <text:list-item>
                <text:p text:style-name="P6"><text:span text:style-name="T4">Import your .otf file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What to put in the report</text:span></text:p>
          </draw:text-box>
        </draw:frame>
        <draw:frame draw:name="Plassholder for innhold 12" presentation:style-name="pr5" draw:text-style-name="P8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«As we can see from the tracing results, the worload is balanced and 10% of the execution time is spent communicating»</text:span></text:p>
              </text:list-item>
              <text:list-item>
                <text:p text:style-name="P6"><text:span text:style-name="T4">«I chose to paralellize function X, since profiling shows that 95% of the runtime is spent in this function»</text:span></text:p>
              </text:list-item>
              <text:list-item>
                <text:p text:style-name="P6"><text:span text:style-name="T4">«Profiling shows that optimization Y increases computation time by Z, while reducing communcation time by A, leading to a speedup of B»</text:span></text:p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styles>
    <draw:gradient draw:name="Gradient_20_7" draw:display-name="Gradient 7" draw:style="linear" draw:start-color="#ffffff" draw:end-color="#a8c8e0" draw:start-intensity="100%" draw:end-intensity="100%" draw:angle="350" draw:border="54%"/>
    <draw:gradient draw:name="Gradient_20_8" draw:display-name="Gradient 8" draw:style="linear" draw:start-color="#9bc7c8" draw:end-color="#00617f" draw:start-intensity="100%" draw:end-intensity="100%" draw:angle="680" draw:border="0%"/>
    <draw:opacity draw:name="msTransGradient_20_1" draw:display-name="msTransGradient 1" draw:style="linear" draw:start="100%" draw:end="54%" draw:angle="350" draw:border="54%"/>
    <draw:opacity draw:name="msTransGradient_20_2" draw:display-name="msTransGradient 2" draw:style="linear" draw:start="100%" draw:end="54%" draw:angle="350" draw:border="5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solid" svg:stroke-width="0.071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15718f" svg:stroke-opacity="16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solid" svg:stroke-width="0.053cm" svg:stroke-color="#00617f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35cm" svg:stroke-color="#0061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8" style:family="graphic" style:parent-style-name="standard">
      <style:graphic-properties draw:stroke="none" svg:stroke-width="0.026cm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solid" svg:stroke-width="0.071cm" svg:stroke-color="#9bc7c8" svg:stroke-opacity="3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0" style:family="graphic" style:parent-style-name="standard">
      <style:graphic-properties draw:stroke="solid" svg:stroke-width="0.053cm" svg:stroke-color="#9bc7c8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solid" svg:stroke-width="0.053cm" svg:stroke-color="#9bc7c8" svg:stroke-opacity="2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2" style:family="graphic" style:parent-style-name="standard">
      <style:graphic-properties draw:stroke="solid" svg:stroke-width="0.141cm" svg:stroke-color="#f1b5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fill="gradient" draw:fill-gradient-name="Gradient_20_7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tellysbil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tellysbil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tel_20_og_20_innhold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7" draw:opacity-name="msTrans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Open Sans Light2" fo:font-size="14pt" fo:letter-spacing="normal" fo:font-style="normal" style:text-underline-style="none" fo:font-weight="normal" style:font-size-asian="14pt" style:font-style-asian="normal" style:font-weight-asian="normal" style:font-name-complex="Open Sans Light2" style:font-size-complex="14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Open Sans Light2" fo:font-size="9pt" fo:letter-spacing="normal" fo:font-style="normal" style:text-underline-style="none" fo:font-weight="normal" style:font-size-asian="9pt" style:font-style-asian="normal" style:font-weight-asian="normal" style:font-name-complex="Open Sans Light2" style:font-size-complex="9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Open Sans Light2" fo:font-size="12pt" fo:letter-spacing="normal" fo:font-style="normal" style:text-underline-style="none" fo:font-weight="normal" style:font-size-asian="12pt" style:font-style-asian="normal" style:font-weight-asian="normal" style:font-name-complex="Open Sans Light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tellysbilde" style:page-layout-name="PM1" draw:style-name="Mdp1">
      <draw:custom-shape draw:name="Rektangel 7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custom-shape draw:name="Rektangel 8" draw:style-name="Mgr8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1" draw:text-style-name="MP9" draw:layer="backgroundobjects" svg:width="21.589cm" svg:height="4.082cm" svg:x="1.905cm" svg:y="5.30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Undertittel 2" presentation:style-name="Mpr2" draw:text-style-name="MP11" draw:layer="backgroundobjects" svg:width="21.565cm" svg:height="4.867cm" svg:x="1.929cm" svg:y="10.184cm" presentation:class="subtitle" presentation:user-transformed="true">
        <draw:text-box>
          <text:p text:style-name="MP10"><text:span text:style-name="MT3">Click to edit Master subtitle style</text:span></text:p>
        </draw:text-box>
      </draw:frame>
      <draw:line draw:name="Rett linje 14" draw:style-name="Mgr9" draw:text-style-name="MP6" draw:layer="backgroundobjects" svg:x1="6.083cm" svg:y1="19.05cm" svg:x2="25.4cm" svg:y2="10.417cm">
        <text:p/>
      </draw:line>
      <draw:line draw:name="Rett linje 16" draw:style-name="Mgr10" draw:text-style-name="MP6" draw:layer="backgroundobjects" svg:x1="16.528cm" svg:y1="7.111cm" svg:x2="22.167cm" svg:y2="19.049cm">
        <text:p/>
      </draw:line>
      <draw:line draw:name="Rett linje 17" draw:style-name="Mgr11" draw:text-style-name="MP6" draw:layer="backgroundobjects" svg:x1="14.917cm" svg:y1="11.128cm" svg:x2="25.4cm" svg:y2="15.306cm">
        <text:p/>
      </draw:line>
      <draw:line draw:name="Rett linje 11" draw:style-name="Mgr12" draw:text-style-name="MP6" draw:layer="backgroundobjects" svg:x1="19.24cm" svg:y1="0cm" svg:x2="11.962cm" svg:y2="19.05cm">
        <text:p/>
      </draw:line>
      <draw:line draw:name="Rett linje 27" draw:style-name="Mgr13" draw:text-style-name="MP6" draw:layer="backgroundobjects" svg:x1="2.196cm" svg:y1="9.64cm" svg:x2="14.917cm" svg:y2="9.644cm">
        <text:p/>
      </draw:line>
      <draw:frame draw:name="Bilde 19" draw:style-name="Mgr14" draw:text-style-name="MP6" draw:layer="backgroundobjects" svg:width="1.479cm" svg:height="1.479cm" svg:x="22.603cm" svg:y="16.64cm">
        <draw:image xlink:href="Pictures/100002010000008200000082346FAA3F.png" xlink:type="simple" xlink:show="embed" xlink:actuate="onLoad">
          <text:p/>
        </draw:image>
      </draw:frame>
      <draw:frame draw:name="Bilde 20" draw:style-name="Mgr14" draw:text-style-name="MP6" draw:layer="backgroundobjects" svg:width="3.777cm" svg:height="6.351cm" svg:x="0cm" svg:y="0cm">
        <draw:image xlink:href="Pictures/1000020100000198000002AE84689D41.png" xlink:type="simple" xlink:show="embed" xlink:actuate="onLoad">
          <text:p/>
        </draw:image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3.968cm" svg:height="10.476cm" svg:x="3.81cm" svg:y="2.123cm" presentation:class="page"/>
        <draw:frame presentation:style-name="Tittellysbil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custom-shape draw:name="Rektangel 7" draw:style-name="Mgr15" draw:text-style-name="MP12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frame draw:name="Tittel 1" presentation:style-name="Mpr5" draw:text-style-name="MP9" draw:layer="backgroundobjects" svg:width="21.888cm" svg:height="3.379cm" svg:x="1.862cm" svg:y="0.834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Plassholder for innhold 2" presentation:style-name="Mpr6" draw:text-style-name="MP16" draw:layer="backgroundobjects" svg:width="22.859cm" svg:height="12.152cm" svg:x="0.915cm" svg:y="4.864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5">Second level</text:span></text:p>
                                          <text:list>
                                            <text:list-item>
                                              <text:p text:style-name="MP14"><text:span text:style-name="MT6">Third level</text:span></text:p>
                                              <text:list>
                                                <text:list-item>
                                                  <text:p text:style-name="MP15"><text:span text:style-name="MT6">Fourth level</text:span></text:p>
                                                </text:list-item>
                                                <text:list-item>
                                                  <text:p text:style-name="MP15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7" draw:text-style-name="MP18" draw:layer="backgroundobjects" svg:width="1.798cm" svg:height="1.013cm" svg:x="1.979cm" svg:y="17.657cm" presentation:class="date-time" presentation:user-transformed="true">
        <draw:text-box>
          <text:p text:style-name="MP17"><text:span text:style-name="MT7"><text:date style:data-style-name="D1" text:date-value="2015-08-28">8/28/15</text:date></text:span></text:p>
        </draw:text-box>
      </draw:frame>
      <draw:frame draw:name="Plassholder for bunntekst 4" presentation:style-name="Mpr7" draw:text-style-name="MP19" draw:layer="backgroundobjects" svg:width="8.042cm" svg:height="1.013cm" svg:x="4.142cm" svg:y="17.657cm" presentation:class="footer" presentation:user-transformed="true">
        <draw:text-box>
          <text:p/>
        </draw:text-box>
      </draw:frame>
      <draw:frame draw:name="Plassholder for lysbildenummer 5" presentation:style-name="Mpr7" draw:text-style-name="MP21" draw:layer="backgroundobjects" svg:width="5.074cm" svg:height="1.013cm" svg:x="18.203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tel_20_og_20_innhold-title" draw:layer="backgroundobjects" svg:width="13.968cm" svg:height="10.476cm" svg:x="3.81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pe005</meta:initial-creator>
    <meta:editing-cycles>19</meta:editing-cycles>
    <meta:creation-date>2013-09-04T08:55:23</meta:creation-date>
    <dc:date>2015-08-27T14:30:21.786000000</dc:date>
    <meta:editing-duration>PT1H11M34S</meta:editing-duration>
    <meta:generator>LibreOffice/4.4.2.2$Linux_X86_64 LibreOffice_project/40m0$Build-2</meta:generator>
    <meta:document-statistic meta:object-count="8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Mal_blaa_engelsk" xlink:href=""/>
  </office:meta>
</office:document-meta>
</file>